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2.6470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70" table:style-name="ce10">
            <text:p>17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45" table:style-name="ce10">
            <text:p>4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400" table:style-name="ce10">
            <text:p>4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number-columns-repeated="16379" table:style-name="ce1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20" table:style-name="ce10">
            <text:p>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0">
            <text:p>2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70" table:style-name="ce10">
            <text:p>17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5" table:style-name="ce10">
            <text:p>5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12" table:style-name="ce10">
            <text:p>12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20" table:style-name="ce10">
            <text:p>1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20" table:style-name="ce10">
            <text:p>1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100" table:style-name="ce10">
            <text:p>1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00" table:style-name="ce16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20" table:style-name="ce16">
            <text:p>2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2002" table:formula="of:=SUM([.E2:.E54])" table:style-name="ce16">
            <text:p>2002</text:p>
          </table:table-cell>
          <table:table-cell table:number-columns-repeated="16379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5-07T08:01:44Z</dc:date>
    <meta:print-date>2024-03-12T10:36:39Z</meta:print-date>
    <meta:editing-cycles>88</meta:editing-cycles>
    <meta:editing-duration>PT108215S</meta:editing-duration>
  </office:meta>
</office:document-meta>
</file>